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bold" style:font-weight-asian="bold" style:font-weight-complex="bold"/>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571 2º cuatrimestre 2013</text:p>
      <text:p text:style-name="P3">Historias de Usuario</text:p>
      <text:p text:style-name="P4"/>
      <text:p text:style-name="P1">Red Social.</text:p>
      <text:p text:style-name="P1"/>
      <text:p text:style-name="P1">Escenario</text:p>
      <text:p text:style-name="P1"><text:tab/><text:span text:style-name="T1">Las redes sociales </text:span><text:span text:style-name="T1">están</text:span><text:span text:style-name="T1"> formadas por una red de usuarios registrados. Cada usuario puede buscar otros usuarios registrados y enviarles una solicitud de amistad, que el receptor aceptara o rechazara, convirtiéndose con la primer </text:span><text:span text:style-name="T1">opción</text:span><text:span text:style-name="T1"> en amigo del usuario. Los usuarios </text:span><text:span text:style-name="T1">envían</text:span><text:span text:style-name="T1"> mensajes</text:span></text:p>
      <text:p text:style-name="P1"><text:span text:style-name="T1"><text:s/>a sus amigos a través de un foro, </text:span><text:span text:style-name="T1">pudiendo ser visto por los amigos de los mismos o por todos los usuarios, dependiendo de la política de privacidad que adopten. También pueden tener sesiones de chat con otros usuarios de forma privada. También pueden compartir fotos y videos con demas usuarios sean con amigos o de forma publica.</text:span></text:p>
      <text:p text:style-name="P2"><text:tab/>Hay gran variedad de redes sociales, la mas simple es una sala de chat donde los usuarios</text:p>
      <text:p text:style-name="P2">se comunican en vivo <text:s/>mediante mensajes de texto. Dos ejemplos de redes sociales mas complejas y muy en boga actualmente son facebook y twitter.</text:p>
      <text:p text:style-name="P1"><text:span text:style-name="T1"><text:tab/>Facebook ofrece un muro donde otros usuarios pueden dejar mensajes imágenes , links y videos. Una sala de chat y otros espacios donde almacenar datos propios como álbumes </text:span><text:span text:style-name="T1">o</text:span><text:span text:style-name="T1"> temas de interés </text:span><text:span text:style-name="T1">del usuario</text:span><text:span text:style-name="T1">. </text:span><text:span text:style-name="T1">P</text:span><text:span text:style-name="T1">ermite formar grupos de usuarios con algún interés particular </text:span><text:span text:style-name="T1">además</text:span><text:span text:style-name="T1"> de proveer tres políticas de privacidad. Las tres son publico (el muro y </text:span><text:span text:style-name="T1">demás</text:span><text:span text:style-name="T1"> datos compartidos son visibles por todos los usuarios), semi-publico (los datos compartidos son solo visibles por amigos y amigos de los amigos) y privado (los datos compartidos son visibles solo por los amigos).</text:span></text:p>
      <text:p text:style-name="P2"><text:tab/>Twitter tiene una filosofía muy diferente de Facebook. Hay un único foro donde el usuario publica sus mensajes llamados tweets, que por defecto son vistos por todos los usuarios a menos de que decida protegerlos, siendo entonces solo visibles para sus seguidores. Seguidor en twitter es el equivalente de amigo en Facebook. No hay muro ni chat privado siendo el único tipo de comunicación con otros usuarios , los twetts.</text:p>
      <text:p text:style-name="P2"/>
      <text:p text:style-name="P1"><text:span text:style-name="T1"><text:tab/>La elección del trabajo consiste en una versión simplificada de una red social </text:span><text:span text:style-name="T1">análoga</text:span><text:span text:style-name="T1"> a facebook ,</text:span><text:span text:style-name="T1">donde el usuario puede enviar mensajes a sus amigos o de forma publica sin compartir imágenes audio o video. Para ello contara con un foro que sera distinto según el tipo de </text:span><text:span text:style-name="T1">política</text:span><text:span text:style-name="T1"> de privacidad elegido, pudiendo esta ser cambiada en cualquier momento. </text:span><text:span text:style-name="T1">También contara con un chat privado para comunicarse con sus amigos, independientemente de la política de privacidad.</text:span></text:p>
      <text:p text:style-name="P2">El foro seria el equivalente al muro de facebook, siendo el primero una versión simplificada.</text:p>
      <text:p text:style-name="P2">Los mensajes del foro podrán agruparse en tags al estilo de twitter facilitando la búsqueda de mensajes. También podrá el usuario tener un motor de búsqueda para encontrar nuevos amig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Historias de Usuario</text:p>
      <text:p text:style-name="P2"/>
      <text:p text:style-name="P2">1. Registrarse: Cada usuario deberá registrarse al sistema para poder interactuar con otros usuarios</text:p>
      <text:p text:style-name="P2">al hacerlo deberá elegir una política de privacidad .Deberá proporcionar además de su nombre real un nombre de usuario.</text:p>
      <text:p text:style-name="P2"/>
      <text:p text:style-name="P2">Cada vez que un nuevo usuario se registra, tendrá un perfil con su nombre una foto, gustos</text:p>
      <text:p text:style-name="P2">personales (tipo de musica , peliculas, series de tv, libros ), la edad , nacionalidad y casilla de mail.</text:p>
      <text:p text:style-name="P2">Los datos del perfil seran protegidos por la politica de privacidad adoptada exceptuando</text:p>
      <text:p text:style-name="P2">el nombre verdadero y la edad. La politica de privacidad semi-privado, habilita a los amigos</text:p>
      <text:p text:style-name="P2">de un amigo a ver el perfil y el foro del usuario. Esta cadena no es recursiva, es decir</text:p>
      <text:p text:style-name="P2">si otro usuario es amigo de un amigo de un amigo no <text:s/>podra ver el perfil y el foro</text:p>
      <text:p text:style-name="P2">del usuario.</text:p>
      <text:p text:style-name="P2"/>
      <text:p text:style-name="P2">2.Buscar otros usuarios:El Usuario podrá buscar a otros usuarios por el nombre verdadero o por el nombre de usuario. También podrá buscar a otros usuarios según la semejanza de su propio perfil con el de estos últimos.</text:p>
      <text:p text:style-name="P2"/>
      <text:p text:style-name="P2">Las busquedas por perfil se hacen contra todo usuario incluso aquellos que hayan protegido</text:p>
      <text:p text:style-name="P2">sus perfiles por la politica de privacidad adoptada. En este caso la busqueda devolvera dichos usuarios pero no le permitira ver al usuario los datos protegidos.En el caso de que el usuario encontrado tenga politica semi-privada, los datos del perfil podran ser vistos por el usuario que lo encontro solo si es amigo de un amigo del usuario.Las busquedas excluira a todos aquellos usuarios</text:p>
      <text:p text:style-name="P2">que sean amigos del usuario en cuestion.</text:p>
      <text:p text:style-name="P2"/>
      <text:p text:style-name="P2">3.Enviar solicitud de amistad: el usuario podrá enviar una solicitud de amistad a otro usuario con un breve mensaje. El receptor podrá aceptar dicha solicitud pasando ambos a ser amigos.</text:p>
      <text:p text:style-name="P2"/>
      <text:p text:style-name="P2">El receptor de la solicitud puede ser cualquiera que no sea amigo del usuario independientemente de la politica de privacidad.</text:p>
      <text:p text:style-name="P2"/>
      <text:p text:style-name="P2">4.Cancelar amistad: Todo usuario puede cancelar en cualquier momento la amistad con otro usuario</text:p>
      <text:p text:style-name="P2">sin ninguna explicación.</text:p>
      <text:p text:style-name="P2"/>
      <text:p text:style-name="P2">Los mensajes que el usuario envio previamente a su amigo antes de romper la amistad, seguiran figurando en los foros de ambos. El contenido de los chats privados tambien permanecera.</text:p>
      <text:p text:style-name="P2"/>
      <text:p text:style-name="P2">5.postear mensajes en su foro: El usuario podrá postear mensajes en su foro para comunicarse con sus amigos. Los mismos tendrán visibilidad publica semi-publica o privada. Los mensajes podrán ser creados por temas, siendo mas fácil la búsqueda de los mismos por otros usuarios.</text:p>
      <text:p text:style-name="P2"/>
      <text:p text:style-name="P2">El usuario siempre se comunica con sus amigos siendo que los amigos de sus amigos no puedan</text:p>
      <text:p text:style-name="P2">enviarle mensajes al usuario sin ser aceptados estos como amigos del usuario.Esto no impide</text:p>
      <text:p text:style-name="P2">a los amigos de los amigos del usuario ver el contenido del foro de este ultimo en caso de politica de privacidad semi-privada, aunque no pueden enviarle mensajes. Si la cantidad de mensajes en el foro ocupa mas de 1 giga , los mensajes mas viejos empezaran a ser eliminados.</text:p>
      <text:p text:style-name="P2"/>
      <text:p text:style-name="P2"/>
      <text:p text:style-name="P2"/>
      <text:p text:style-name="P2"/>
      <text:p text:style-name="P2"/>
      <text:p text:style-name="P2"/>
      <text:p text:style-name="P2"><text:soft-page-break/></text:p>
      <text:p text:style-name="P2">6.postear en el foro publico general: Además del foro propiedad del usuario, habrá un foro publico general donde los usuarios podrán enviar mensajes de forma publica, independientemente de la política de privacidad que tengan.</text:p>
      <text:p text:style-name="P2"><text:s/></text:p>
      <text:p text:style-name="P2">El usuario podra acceder desde su foro al foro publico. Se le mostrara por defecto los posts</text:p>
      <text:p text:style-name="P2">de sus amigos o de gente mas cercana ya sea de su misma nacionalidad o de amigos de sus amigos.</text:p>
      <text:p text:style-name="P2">Tambien podra buscar post por tema o por nombre de usuario dentro del foro publico.Los posts en el foro publico son visibles para todo el mundo incluso si el autor del post tiene una politica de privacidad semi-privada o privada.</text:p>
      <text:p text:style-name="P2"/>
      <text:p text:style-name="P2"/>
      <text:p text:style-name="P2"/>
      <text:p text:style-name="P2">7.buscar mensajes por tema o por usuario: El usuario podrá buscar mensajes en su foro o en el foro publico, mensajes por tema <text:s/>o por usuario. También podrá buscar mensajes por tema, en foros semi-privados de amigos de sus amigos.</text:p>
      <text:p text:style-name="P2"/>
      <text:p text:style-name="P2"/>
      <text:p text:style-name="P2"/>
      <text:p text:style-name="P2">8.cambiar política de privacidad: En todo momento el usuario podrá <text:s/>cambiar su política de privacidad, lo que no afectara la visibilidad de sus mensajes en el foro publico general ni de los chats privados.</text:p>
      <text:p text:style-name="P2"/>
      <text:p text:style-name="P2">Los mensajes del foro personal seran automaticamente bloqueados al cambiar la politica de privacidad a una mas restrictiva siendo ocultas para las personas que antes tenian acceso a ellas.</text:p>
      <text:p text:style-name="P2">Como los mensajes del foro publico son</text:p>
      <text:p text:style-name="P2"/>
      <text:p text:style-name="P2"/>
      <text:p text:style-name="P2">9.chat privados: El usuario podrá <text:s/>tener un chat privado con uno o mas amigos a la vez, independientemente de la política de privacidad adoptada</text:p>
      <text:p text:style-name="P2"/>
      <text:p text:style-name="P2">Persistiran solamente los ultimos chats privados que tuvo con 1 o mas amigos. En otras palabras</text:p>
      <text:p text:style-name="P2">un chat privado persistira en la base de datos si y solo si es el ultimo chat que tuvo con el destinatario.En caso de haber mas de un destinatario el chat sobrevivira si fue el ultimo chat que tuvo con alguno de los destinatarios de este chat. Si todos los destinatarios ya sea de forma individual o en grupo tuvieron con el usuario un chat privado posterior, el chat en cuestion sera desech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1T18:50:18</meta:creation-date>
    <meta:editing-duration>PT2H3M18S</meta:editing-duration>
    <meta:editing-cycles>4</meta:editing-cycles>
    <meta:generator>OpenOffice/4.0.0$Win32 OpenOffice.org_project/400m3$Build-9702</meta:generator>
    <dc:date>2013-10-21T20:21:45</dc:date>
    <meta:document-statistic meta:table-count="0" meta:image-count="0" meta:object-count="0" meta:page-count="3" meta:paragraph-count="48" meta:word-count="1252" meta:character-count="7474"/>
  </office:meta>
</office:document-meta>
</file>